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0be2d" officeooo:paragraph-rsid="0010be2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7d91" officeooo:paragraph-rsid="00137d91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37d91" officeooo:paragraph-rsid="00137d91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37d91" officeooo:paragraph-rsid="00137d91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45576" officeooo:paragraph-rsid="00145576"/>
    </style:style>
    <style:style style:name="T1" style:family="text">
      <style:text-properties fo:font-size="16pt"/>
    </style:style>
    <style:style style:name="T2" style:family="text">
      <style:text-properties fo:font-size="16pt" officeooo:rsid="0010b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/8</text:p>
      <text:p text:style-name="P1"/>
      <text:p text:style-name="P2"><text:span text:style-name="T2">Arquitectura </text:span><text:span text:style-name="T1">de computadoras</text:span></text:p>
      <text:p text:style-name="P3"/>
      <text:p text:style-name="P4"/>
      <text:p text:style-name="P5">La memoria del programa entra en el parci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11:24.220581661</meta:creation-date>
    <dc:date>2023-08-11T11:11:12.782022650</dc:date>
    <meta:editing-duration>PT1H48M23S</meta:editing-duration>
    <meta:editing-cycles>3</meta:editing-cycles>
    <meta:generator>LibreOffice/7.5.5.2$Linux_X86_64 LibreOffice_project/50$Build-2</meta:generator>
    <meta:document-statistic meta:table-count="0" meta:image-count="0" meta:object-count="0" meta:page-count="1" meta:paragraph-count="3" meta:word-count="12" meta:character-count="75" meta:non-whitespace-character-count="66"/>
  </office:meta>
</office:document-meta>
</file>